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x64)'.B9:'Checksums (x64)'.H9 'Checksums (x64)'.A10:'Checksums (x64)'.A10 'Checksums (x64)'.B10:'Checksums (x64)'.H10 'Checksums (x64)'.A11:'Checksums (x64)'.A11 'Checksums (x64)'.B11:'Checksums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67" calcext:value-type="float">
            <text:p>6267</text:p>
          </table:table-cell>
          <table:table-cell office:value-type="float" office:value="5102" calcext:value-type="float">
            <text:p>5102</text:p>
          </table:table-cell>
          <table:table-cell office:value-type="float" office:value="6673" calcext:value-type="float">
            <text:p>6673</text:p>
          </table:table-cell>
          <table:table-cell office:value-type="float" office:value="3126" calcext:value-type="float">
            <text:p>3126</text:p>
          </table:table-cell>
          <table:table-cell office:value-type="float" office:value="4071" calcext:value-type="float">
            <text:p>4071</text:p>
          </table:table-cell>
          <table:table-cell office:value-type="float" office:value="6383" calcext:value-type="float">
            <text:p>6383</text:p>
          </table:table-cell>
          <table:table-cell office:value-type="float" office:value="6357" calcext:value-type="float">
            <text:p>6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16" calcext:value-type="float">
            <text:p>916</text:p>
          </table:table-cell>
          <table:table-cell office:value-type="float" office:value="1012" calcext:value-type="float">
            <text:p>1012</text:p>
          </table:table-cell>
          <table:table-cell office:value-type="float" office:value="1204" calcext:value-type="float">
            <text:p>1204</text:p>
          </table:table-cell>
          <table:table-cell office:value-type="float" office:value="833" calcext:value-type="float">
            <text:p>833</text:p>
          </table:table-cell>
          <table:table-cell office:value-type="float" office:value="766" calcext:value-type="float">
            <text:p>766</text:p>
          </table:table-cell>
          <table:table-cell office:value-type="float" office:value="943" calcext:value-type="float">
            <text:p>943</text:p>
          </table:table-cell>
          <table:table-cell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0" calcext:value-type="float">
            <text:p>53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605" calcext:value-type="float">
            <text:p>605</text:p>
          </table:table-cell>
          <table:table-cell office:value-type="float" office:value="891" calcext:value-type="float">
            <text:p>891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6.84170305676856" calcext:value-type="percentage">
            <text:p>684.17%</text:p>
          </table:table-cell>
          <table:table-cell table:style-name="ce1" table:formula="of:=[.C2]/[.C3]" office:value-type="percentage" office:value="5.04150197628459" calcext:value-type="percentage">
            <text:p>504.15%</text:p>
          </table:table-cell>
          <table:table-cell table:style-name="ce1" table:formula="of:=[.D2]/[.D3]" office:value-type="percentage" office:value="5.54235880398671" calcext:value-type="percentage">
            <text:p>554.24%</text:p>
          </table:table-cell>
          <table:table-cell table:style-name="ce1" table:formula="of:=[.E2]/[.E3]" office:value-type="percentage" office:value="3.75270108043217" calcext:value-type="percentage">
            <text:p>375.27%</text:p>
          </table:table-cell>
          <table:table-cell table:style-name="ce1" table:formula="of:=[.F2]/[.F3]" office:value-type="percentage" office:value="5.31462140992167" calcext:value-type="percentage">
            <text:p>531.46%</text:p>
          </table:table-cell>
          <table:table-cell table:style-name="ce1" table:formula="of:=[.G2]/[.G3]" office:value-type="percentage" office:value="6.76882290562036" calcext:value-type="percentage">
            <text:p>676.88%</text:p>
          </table:table-cell>
          <table:table-cell table:style-name="ce1" table:formula="of:=[.H2]/[.H3]" office:value-type="percentage" office:value="7.42640186915888" calcext:value-type="percentage">
            <text:p>742.6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1.8245283018868" calcext:value-type="percentage">
            <text:p>1182.45%</text:p>
          </table:table-cell>
          <table:table-cell table:style-name="ce1" table:formula="of:=[.C2]/[.C4]" office:value-type="percentage" office:value="5.42189160467588" calcext:value-type="percentage">
            <text:p>542.19%</text:p>
          </table:table-cell>
          <table:table-cell table:style-name="ce1" table:formula="of:=[.D2]/[.D4]" office:value-type="percentage" office:value="7.71445086705202" calcext:value-type="percentage">
            <text:p>771.45%</text:p>
          </table:table-cell>
          <table:table-cell table:style-name="ce1" table:formula="of:=[.E2]/[.E4]" office:value-type="percentage" office:value="5.7043795620438" calcext:value-type="percentage">
            <text:p>570.44%</text:p>
          </table:table-cell>
          <table:table-cell table:style-name="ce1" table:formula="of:=[.F2]/[.F4]" office:value-type="percentage" office:value="6.72892561983471" calcext:value-type="percentage">
            <text:p>672.89%</text:p>
          </table:table-cell>
          <table:table-cell table:style-name="ce1" table:formula="of:=[.G2]/[.G4]" office:value-type="percentage" office:value="7.1638608305275" calcext:value-type="percentage">
            <text:p>716.39%</text:p>
          </table:table-cell>
          <table:table-cell table:style-name="ce1" table:formula="of:=[.H2]/[.H4]" office:value-type="percentage" office:value="7.91656288916563" calcext:value-type="percentage">
            <text:p>791.6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14" calcext:value-type="float">
            <text:p>1614</text:p>
          </table:table-cell>
          <table:table-cell office:value-type="float" office:value="975" calcext:value-type="float">
            <text:p>975</text:p>
          </table:table-cell>
          <table:table-cell office:value-type="float" office:value="1006" calcext:value-type="float">
            <text:p>1006</text:p>
          </table:table-cell>
          <table:table-cell office:value-type="float" office:value="1520" calcext:value-type="float">
            <text:p>1520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615" calcext:value-type="float">
            <text:p>1615</text:p>
          </table:table-cell>
          <table:table-cell office:value-type="float" office:value="955" calcext:value-type="float">
            <text:p>955</text:p>
          </table:table-cell>
          <table:table-cell office:value-type="float" office:value="994" calcext:value-type="float">
            <text:p>994</text:p>
          </table:table-cell>
          <table:table-cell office:value-type="float" office:value="1523" calcext:value-type="float">
            <text:p>1523</text:p>
          </table:table-cell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597" calcext:value-type="float">
            <text:p>1597</text:p>
          </table:table-cell>
          <table:table-cell office:value-type="float" office:value="989" calcext:value-type="float">
            <text:p>989</text:p>
          </table:table-cell>
          <table:table-cell office:value-type="float" office:value="997" calcext:value-type="float">
            <text:p>997</text:p>
          </table:table-cell>
          <table:table-cell office:value-type="float" office:value="1564" calcext:value-type="float">
            <text:p>1564</text:p>
          </table:table-cell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0061957868649" calcext:value-type="percentage">
            <text:p>100.06%</text:p>
          </table:table-cell>
          <table:table-cell table:style-name="ce1" table:formula="of:=[.C$3]/[.C$2]" office:value-type="percentage" office:value="0.979487179487179" calcext:value-type="percentage">
            <text:p>97.95%</text:p>
          </table:table-cell>
          <table:table-cell table:style-name="ce1" table:formula="of:=[.D$3]/[.D$2]" office:value-type="percentage" office:value="0.988071570576541" calcext:value-type="percentage">
            <text:p>98.81%</text:p>
          </table:table-cell>
          <table:table-cell table:style-name="ce1" table:formula="of:=[.E$3]/[.E$2]" office:value-type="percentage" office:value="1.00197368421053" calcext:value-type="percentage">
            <text:p>100.20%</text:p>
          </table:table-cell>
          <table:table-cell table:style-name="ce1" table:formula="of:=[.F$3]/[.F$2]" office:value-type="percentage" office:value="0.988946684005202" calcext:value-type="percentage">
            <text:p>98.8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89467162329616" calcext:value-type="percentage">
            <text:p>98.95%</text:p>
          </table:table-cell>
          <table:table-cell table:style-name="ce1" table:formula="of:=[.C4]/[.C$2]" office:value-type="percentage" office:value="1.01435897435897" calcext:value-type="percentage">
            <text:p>101.44%</text:p>
          </table:table-cell>
          <table:table-cell table:style-name="ce1" table:formula="of:=[.D4]/[.D$2]" office:value-type="percentage" office:value="0.991053677932406" calcext:value-type="percentage">
            <text:p>99.11%</text:p>
          </table:table-cell>
          <table:table-cell table:style-name="ce1" table:formula="of:=[.E4]/[.E$2]" office:value-type="percentage" office:value="1.02894736842105" calcext:value-type="percentage">
            <text:p>102.89%</text:p>
          </table:table-cell>
          <table:table-cell table:style-name="ce1" table:formula="of:=[.F4]/[.F$2]" office:value-type="percentage" office:value="1.00585175552666" calcext:value-type="percentage">
            <text:p>100.59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5.95363709032774" calcext:value-type="percentage">
            <text:p>595.36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3.80777096114519" calcext:value-type="percentage">
            <text:p>380.78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8.262" calcext:value-type="float">
            <text:p>48.262</text:p>
          </table:table-cell>
          <table:table-cell office:value-type="float" office:value="48.895" calcext:value-type="float">
            <text:p>48.895</text:p>
          </table:table-cell>
          <table:table-cell office:value-type="float" office:value="46.129" calcext:value-type="float">
            <text:p>46.129</text:p>
          </table:table-cell>
          <table:table-cell office:value-type="float" office:value="40.878" calcext:value-type="float">
            <text:p>40.878</text:p>
          </table:table-cell>
          <table:table-cell office:value-type="float" office:value="42.104" calcext:value-type="float">
            <text:p>42.104</text:p>
          </table:table-cell>
          <table:table-cell office:value-type="float" office:value="48.284" calcext:value-type="float">
            <text:p>48.284</text:p>
          </table:table-cell>
          <table:table-cell office:value-type="float" office:value="48.116" calcext:value-type="float">
            <text:p>48.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845" calcext:value-type="float">
            <text:p>9.845</text:p>
          </table:table-cell>
          <table:table-cell office:value-type="float" office:value="16.698" calcext:value-type="float">
            <text:p>16.698</text:p>
          </table:table-cell>
          <table:table-cell office:value-type="float" office:value="17.371" calcext:value-type="float">
            <text:p>17.371</text:p>
          </table:table-cell>
          <table:table-cell office:value-type="float" office:value="5.09" calcext:value-type="float">
            <text:p>5.09</text:p>
          </table:table-cell>
          <table:table-cell office:value-type="float" office:value="17.746" calcext:value-type="float">
            <text:p>17.746</text:p>
          </table:table-cell>
          <table:table-cell office:value-type="float" office:value="10.294" calcext:value-type="float">
            <text:p>10.294</text:p>
          </table:table-cell>
          <table:table-cell office:value-type="float" office:value="9.453" calcext:value-type="float">
            <text:p>9.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62" calcext:value-type="float">
            <text:p>3.662</text:p>
          </table:table-cell>
          <table:table-cell office:value-type="float" office:value="4.807" calcext:value-type="float">
            <text:p>4.807</text:p>
          </table:table-cell>
          <table:table-cell office:value-type="float" office:value="4.703" calcext:value-type="float">
            <text:p>4.703</text:p>
          </table:table-cell>
          <table:table-cell office:value-type="float" office:value="3.651" calcext:value-type="float">
            <text:p>3.651</text:p>
          </table:table-cell>
          <table:table-cell office:value-type="float" office:value="6.002" calcext:value-type="float">
            <text:p>6.002</text:p>
          </table:table-cell>
          <table:table-cell office:value-type="float" office:value="4.539" calcext:value-type="float">
            <text:p>4.539</text:p>
          </table:table-cell>
          <table:table-cell office:value-type="float" office:value="4.32" calcext:value-type="float">
            <text:p>4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5.022" calcext:value-type="float">
            <text:p>5.022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4.90218384966988" calcext:value-type="percentage">
            <text:p>490.22%</text:p>
          </table:table-cell>
          <table:table-cell table:style-name="ce1" table:formula="of:=[.C2]/[.C3]" office:value-type="percentage" office:value="2.92819499341238" calcext:value-type="percentage">
            <text:p>292.82%</text:p>
          </table:table-cell>
          <table:table-cell table:style-name="ce1" table:formula="of:=[.D2]/[.D3]" office:value-type="percentage" office:value="2.65551781705141" calcext:value-type="percentage">
            <text:p>265.55%</text:p>
          </table:table-cell>
          <table:table-cell table:style-name="ce1" table:formula="of:=[.E2]/[.E3]" office:value-type="percentage" office:value="8.03104125736739" calcext:value-type="percentage">
            <text:p>803.10%</text:p>
          </table:table-cell>
          <table:table-cell table:style-name="ce1" table:formula="of:=[.F2]/[.F3]" office:value-type="percentage" office:value="2.37259100642398" calcext:value-type="percentage">
            <text:p>237.26%</text:p>
          </table:table-cell>
          <table:table-cell table:style-name="ce1" table:formula="of:=[.G2]/[.G3]" office:value-type="percentage" office:value="4.69049931999223" calcext:value-type="percentage">
            <text:p>469.05%</text:p>
          </table:table-cell>
          <table:table-cell table:style-name="ce1" table:formula="of:=[.H2]/[.H3]" office:value-type="percentage" office:value="5.09002433090024" calcext:value-type="percentage">
            <text:p>509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13.1791370835609" calcext:value-type="percentage">
            <text:p>1317.91%</text:p>
          </table:table-cell>
          <table:table-cell table:style-name="ce1" table:formula="of:=[.C2]/[.C4]" office:value-type="percentage" office:value="10.1716247139588" calcext:value-type="percentage">
            <text:p>1017.16%</text:p>
          </table:table-cell>
          <table:table-cell table:style-name="ce1" table:formula="of:=[.D2]/[.D4]" office:value-type="percentage" office:value="9.80842015734637" calcext:value-type="percentage">
            <text:p>980.84%</text:p>
          </table:table-cell>
          <table:table-cell table:style-name="ce1" table:formula="of:=[.E2]/[.E4]" office:value-type="percentage" office:value="11.1963845521775" calcext:value-type="percentage">
            <text:p>1119.64%</text:p>
          </table:table-cell>
          <table:table-cell table:style-name="ce1" table:formula="of:=[.F2]/[.F4]" office:value-type="percentage" office:value="7.01499500166611" calcext:value-type="percentage">
            <text:p>701.50%</text:p>
          </table:table-cell>
          <table:table-cell table:style-name="ce1" table:formula="of:=[.G2]/[.G4]" office:value-type="percentage" office:value="10.6375853712271" calcext:value-type="percentage">
            <text:p>1063.76%</text:p>
          </table:table-cell>
          <table:table-cell table:style-name="ce1" table:formula="of:=[.H2]/[.H4]" office:value-type="percentage" office:value="11.137962962963" calcext:value-type="percentage">
            <text:p>1113.80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1592199456924" calcext:value-type="percentage">
            <text:p>101.59%</text:p>
          </table:table-cell>
          <table:table-cell table:style-name="ce1" table:formula="of:=[.C$3]/[.C$2]" office:value-type="percentage" office:value="0.979672057502246" calcext:value-type="percentage">
            <text:p>97.97%</text:p>
          </table:table-cell>
          <table:table-cell table:style-name="ce1" table:formula="of:=[.D$3]/[.D$2]" office:value-type="percentage" office:value="1.00596569724087" calcext:value-type="percentage">
            <text:p>100.60%</text:p>
          </table:table-cell>
          <table:table-cell table:style-name="ce1" table:formula="of:=[.E$3]/[.E$2]" office:value-type="percentage" office:value="1.00553250345781" calcext:value-type="percentage">
            <text:p>100.55%</text:p>
          </table:table-cell>
          <table:table-cell table:style-name="ce1" table:formula="of:=[.F$3]/[.F$2]" office:value-type="percentage" office:value="1.02477912054433" calcext:value-type="percentage">
            <text:p>102.4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1.00925697358677" calcext:value-type="percentage">
            <text:p>100.93%</text:p>
          </table:table-cell>
          <table:table-cell table:style-name="ce1" table:formula="of:=[.C4]/[.C$2]" office:value-type="percentage" office:value="0.985175202156334" calcext:value-type="percentage">
            <text:p>98.52%</text:p>
          </table:table-cell>
          <table:table-cell table:style-name="ce1" table:formula="of:=[.D4]/[.D$2]" office:value-type="percentage" office:value="0.998508575689784" calcext:value-type="percentage">
            <text:p>99.85%</text:p>
          </table:table-cell>
          <table:table-cell table:style-name="ce1" table:formula="of:=[.E4]/[.E$2]" office:value-type="percentage" office:value="0.962062833432128" calcext:value-type="percentage">
            <text:p>96.21%</text:p>
          </table:table-cell>
          <table:table-cell table:style-name="ce1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088.51" calcext:value-type="float">
            <text:p>1088.51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.38" calcext:value-type="float">
            <text:p>253.3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88" calcext:value-type="float">
            <text:p>186.8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4.29595863919804" calcext:value-type="percentage">
            <text:p>429.60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5.82464683219178" calcext:value-type="percentage">
            <text:p>582.46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00:47:54.7940007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09-29T02:58:12.405893463</dc:date>
    <meta:editing-duration>PT4H34M52S</meta:editing-duration>
    <meta:editing-cycles>32</meta:editing-cycles>
    <meta:generator>LibreOffice/7.2.1.2$Linux_X86_64 LibreOffice_project/20$Build-2</meta:generator>
    <meta:document-statistic meta:table-count="7" meta:cell-count="233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x64)'.A1:'Checksums (x64)'.H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6267">
                <text:p>6267</text:p>
                <draw:g>
                  <svg:desc>'Checksums (x64)'.B2:'Checksums (x64)'.H2</svg:desc>
                </draw:g>
              </table:table-cell>
              <table:table-cell office:value-type="float" office:value="5102">
                <text:p>5102</text:p>
              </table:table-cell>
              <table:table-cell office:value-type="float" office:value="6673">
                <text:p>6673</text:p>
              </table:table-cell>
              <table:table-cell office:value-type="float" office:value="3126">
                <text:p>3126</text:p>
              </table:table-cell>
              <table:table-cell office:value-type="float" office:value="4071">
                <text:p>4071</text:p>
              </table:table-cell>
              <table:table-cell office:value-type="float" office:value="6383">
                <text:p>6383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916">
                <text:p>916</text:p>
                <draw:g>
                  <svg:desc>'Checksums (x64)'.B3:'Checksums (x64)'.H3</svg:desc>
                </draw:g>
              </table:table-cell>
              <table:table-cell office:value-type="float" office:value="1012">
                <text:p>1012</text:p>
              </table:table-cell>
              <table:table-cell office:value-type="float" office:value="1204">
                <text:p>1204</text:p>
              </table:table-cell>
              <table:table-cell office:value-type="float" office:value="833">
                <text:p>833</text:p>
              </table:table-cell>
              <table:table-cell office:value-type="float" office:value="766">
                <text:p>766</text:p>
              </table:table-cell>
              <table:table-cell office:value-type="float" office:value="943">
                <text:p>94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530">
                <text:p>530</text:p>
                <draw:g>
                  <svg:desc>'Checksums (x64)'.B4:'Checksums (x64)'.H4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865">
                <text:p>865</text:p>
              </table:table-cell>
              <table:table-cell office:value-type="float" office:value="548">
                <text:p>548</text:p>
              </table:table-cell>
              <table:table-cell office:value-type="float" office:value="605">
                <text:p>605</text:p>
              </table:table-cell>
              <table:table-cell office:value-type="float" office:value="891">
                <text:p>89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1088.51">
                <text:p>1088.51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53.38">
                <text:p>253.3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6.88">
                <text:p>186.8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4.16">
                <text:p>64.16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x64)'.A9:'Checksums (x64)'.H11" chart:data-source-has-labels="both" svg:x="0.351cm" svg:y="0.197cm" svg:width="14.445cm" svg:height="9.503cm">
          <chart:coordinate-region svg:x="2.137cm" svg:y="0.197cm" svg:width="12.659cm" svg:height="7.22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8" chart:values-cell-range-address="'Checksums (x64)'.B11:'Checksums (x64)'.H11" chart:label-cell-address="'Checksums (x64)'.A11:'Checksums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6.84170305676856">
                <text:p>6.84170305676856</text:p>
                <draw:g>
                  <svg:desc>'Checksums (x64)'.B10:'Checksums (x64)'.H10</svg:desc>
                </draw:g>
              </table:table-cell>
              <table:table-cell office:value-type="float" office:value="5.04150197628459">
                <text:p>5.04150197628459</text:p>
              </table:table-cell>
              <table:table-cell office:value-type="float" office:value="5.54235880398671">
                <text:p>5.54235880398671</text:p>
              </table:table-cell>
              <table:table-cell office:value-type="float" office:value="3.75270108043217">
                <text:p>3.75270108043217</text:p>
              </table:table-cell>
              <table:table-cell office:value-type="float" office:value="5.31462140992167">
                <text:p>5.31462140992167</text:p>
              </table:table-cell>
              <table:table-cell office:value-type="float" office:value="6.76882290562036">
                <text:p>6.76882290562036</text:p>
              </table:table-cell>
              <table:table-cell office:value-type="float" office:value="7.42640186915888">
                <text:p>7.42640186915888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11.8245283018868">
                <text:p>11.8245283018868</text:p>
                <draw:g>
                  <svg:desc>'Checksums (x64)'.B11:'Checksums (x64)'.H11</svg:desc>
                </draw:g>
              </table:table-cell>
              <table:table-cell office:value-type="float" office:value="5.42189160467588">
                <text:p>5.42189160467588</text:p>
              </table:table-cell>
              <table:table-cell office:value-type="float" office:value="7.71445086705202">
                <text:p>7.71445086705202</text:p>
              </table:table-cell>
              <table:table-cell office:value-type="float" office:value="5.7043795620438">
                <text:p>5.7043795620438</text:p>
              </table:table-cell>
              <table:table-cell office:value-type="float" office:value="6.72892561983471">
                <text:p>6.72892561983471</text:p>
              </table:table-cell>
              <table:table-cell office:value-type="float" office:value="7.1638608305275">
                <text:p>7.1638608305275</text:p>
              </table:table-cell>
              <table:table-cell office:value-type="float" office:value="7.91656288916563">
                <text:p>7.91656288916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14">
                <text:p>1614</text:p>
                <draw:g>
                  <svg:desc>'Hashes (x64)'.B2:'Hashes (x64)'.F2</svg:desc>
                </draw:g>
              </table:table-cell>
              <table:table-cell office:value-type="float" office:value="975">
                <text:p>975</text:p>
              </table:table-cell>
              <table:table-cell office:value-type="float" office:value="1006">
                <text:p>1006</text:p>
              </table:table-cell>
              <table:table-cell office:value-type="float" office:value="1520">
                <text:p>152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615">
                <text:p>1615</text:p>
                <draw:g>
                  <svg:desc>'Hashes (x64)'.B3:'Hashes (x64)'.F3</svg:desc>
                </draw:g>
              </table:table-cell>
              <table:table-cell office:value-type="float" office:value="955">
                <text:p>955</text:p>
              </table:table-cell>
              <table:table-cell office:value-type="float" office:value="994">
                <text:p>994</text:p>
              </table:table-cell>
              <table:table-cell office:value-type="float" office:value="1523">
                <text:p>152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597">
                <text:p>1597</text:p>
                <draw:g>
                  <svg:desc>'Hashes (x64)'.B4:'Hashes (x64)'.F4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997">
                <text:p>997</text:p>
              </table:table-cell>
              <table:table-cell office:value-type="float" office:value="1564">
                <text:p>1564</text:p>
              </table:table-cell>
              <table:table-cell office:value-type="float" office:value="1547">
                <text:p>1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74.48">
                <text:p>74.48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51">
                <text:p>12.51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56">
                <text:p>19.56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5.49">
                <text:p>15.49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48.262">
                <text:p>48.262</text:p>
                <draw:g>
                  <svg:desc>'Checksums (arm64)'.B2:'Checksums (arm64)'.H2</svg:desc>
                </draw:g>
              </table:table-cell>
              <table:table-cell office:value-type="float" office:value="48.895">
                <text:p>48.895</text:p>
              </table:table-cell>
              <table:table-cell office:value-type="float" office:value="46.129">
                <text:p>46.129</text:p>
              </table:table-cell>
              <table:table-cell office:value-type="float" office:value="40.878">
                <text:p>40.878</text:p>
              </table:table-cell>
              <table:table-cell office:value-type="float" office:value="42.104">
                <text:p>42.104</text:p>
              </table:table-cell>
              <table:table-cell office:value-type="float" office:value="48.284">
                <text:p>48.284</text:p>
              </table:table-cell>
              <table:table-cell office:value-type="float" office:value="48.116">
                <text:p>48.11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845">
                <text:p>9.845</text:p>
                <draw:g>
                  <svg:desc>'Checksums (arm64)'.B3:'Checksums (arm64)'.H3</svg:desc>
                </draw:g>
              </table:table-cell>
              <table:table-cell office:value-type="float" office:value="16.698">
                <text:p>16.698</text:p>
              </table:table-cell>
              <table:table-cell office:value-type="float" office:value="17.371">
                <text:p>17.371</text:p>
              </table:table-cell>
              <table:table-cell office:value-type="float" office:value="5.09">
                <text:p>5.09</text:p>
              </table:table-cell>
              <table:table-cell office:value-type="float" office:value="17.746">
                <text:p>17.746</text:p>
              </table:table-cell>
              <table:table-cell office:value-type="float" office:value="10.294">
                <text:p>10.294</text:p>
              </table:table-cell>
              <table:table-cell office:value-type="float" office:value="9.453">
                <text:p>9.453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62">
                <text:p>3.662</text:p>
                <draw:g>
                  <svg:desc>'Checksums (arm64)'.B4:'Checksums (arm64)'.H4</svg:desc>
                </draw:g>
              </table:table-cell>
              <table:table-cell office:value-type="float" office:value="4.807">
                <text:p>4.807</text:p>
              </table:table-cell>
              <table:table-cell office:value-type="float" office:value="4.703">
                <text:p>4.703</text:p>
              </table:table-cell>
              <table:table-cell office:value-type="float" office:value="3.651">
                <text:p>3.651</text:p>
              </table:table-cell>
              <table:table-cell office:value-type="float" office:value="6.002">
                <text:p>6.002</text:p>
              </table:table-cell>
              <table:table-cell office:value-type="float" office:value="4.539">
                <text:p>4.53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2">
                <text:p>5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4.90218384966988">
                <text:p>4.90218384966988</text:p>
                <draw:g>
                  <svg:desc>'Checksums (arm64)'.B10:'Checksums (arm64)'.H10</svg:desc>
                </draw:g>
              </table:table-cell>
              <table:table-cell office:value-type="float" office:value="2.92819499341238">
                <text:p>2.92819499341238</text:p>
              </table:table-cell>
              <table:table-cell office:value-type="float" office:value="2.65551781705141">
                <text:p>2.65551781705141</text:p>
              </table:table-cell>
              <table:table-cell office:value-type="float" office:value="8.03104125736739">
                <text:p>8.03104125736739</text:p>
              </table:table-cell>
              <table:table-cell office:value-type="float" office:value="2.37259100642398">
                <text:p>2.37259100642398</text:p>
              </table:table-cell>
              <table:table-cell office:value-type="float" office:value="4.69049931999223">
                <text:p>4.69049931999223</text:p>
              </table:table-cell>
              <table:table-cell office:value-type="float" office:value="5.09002433090024">
                <text:p>5.09002433090024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13.1791370835609">
                <text:p>13.1791370835609</text:p>
                <draw:g>
                  <svg:desc>'Checksums (arm64)'.B11:'Checksums (arm64)'.H11</svg:desc>
                </draw:g>
              </table:table-cell>
              <table:table-cell office:value-type="float" office:value="10.1716247139588">
                <text:p>10.1716247139588</text:p>
              </table:table-cell>
              <table:table-cell office:value-type="float" office:value="9.80842015734637">
                <text:p>9.80842015734637</text:p>
              </table:table-cell>
              <table:table-cell office:value-type="float" office:value="11.1963845521775">
                <text:p>11.1963845521775</text:p>
              </table:table-cell>
              <table:table-cell office:value-type="float" office:value="7.01499500166611">
                <text:p>7.01499500166611</text:p>
              </table:table-cell>
              <table:table-cell office:value-type="float" office:value="10.6375853712271">
                <text:p>10.6375853712271</text:p>
              </table:table-cell>
              <table:table-cell office:value-type="float" office:value="11.137962962963">
                <text:p>11.1379629629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rhash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OpenSSL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